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4434f" officeooo:paragraph-rsid="0014434f"/>
    </style:style>
    <style:style style:name="P2" style:family="paragraph" style:parent-style-name="Standard">
      <style:paragraph-properties fo:text-align="start" style:justify-single-word="false"/>
      <style:text-properties officeooo:rsid="0014434f" officeooo:paragraph-rsid="0014434f"/>
    </style:style>
    <style:style style:name="P3" style:family="paragraph" style:parent-style-name="Standard">
      <style:paragraph-properties fo:text-align="start" style:justify-single-word="false"/>
      <style:text-properties fo:font-weight="bold" officeooo:rsid="0014434f" officeooo:paragraph-rsid="0014434f" style:font-weight-asian="bold" style:font-weight-complex="bold"/>
    </style:style>
    <style:style style:name="P4" style:family="paragraph" style:parent-style-name="Standard">
      <style:paragraph-properties fo:text-align="start" style:justify-single-word="false"/>
      <style:text-properties officeooo:rsid="00161b0b" officeooo:paragraph-rsid="00161b0b"/>
    </style:style>
    <style:style style:name="P5" style:family="paragraph" style:parent-style-name="Standard">
      <style:paragraph-properties fo:text-align="start" style:justify-single-word="false"/>
      <style:text-properties officeooo:paragraph-rsid="00161b0b"/>
    </style:style>
    <style:style style:name="P6" style:family="paragraph" style:parent-style-name="Text_20_body">
      <style:paragraph-properties fo:text-align="start" style:justify-single-word="false"/>
      <style:text-properties officeooo:rsid="0014434f" officeooo:paragraph-rsid="0014434f"/>
    </style:style>
    <style:style style:name="P7" style:family="paragraph" style:parent-style-name="Standard">
      <style:paragraph-properties fo:text-align="center" style:justify-single-word="false"/>
      <style:text-properties fo:font-size="22pt" fo:font-weight="bold" officeooo:rsid="0014434f" officeooo:paragraph-rsid="0014434f" style:font-size-asian="22pt" style:font-weight-asian="bold" style:font-size-complex="22pt" style:font-weight-complex="bold"/>
    </style:style>
    <style:style style:name="P8" style:family="paragraph" style:parent-style-name="Heading_20_1">
      <style:paragraph-properties fo:text-align="start" style:justify-single-word="false"/>
      <style:text-properties fo:font-size="16pt" officeooo:rsid="0014434f" officeooo:paragraph-rsid="0014434f" style:font-size-asian="16pt" style:font-size-complex="16pt"/>
    </style:style>
    <style:style style:name="P9" style:family="paragraph" style:parent-style-name="Footer">
      <style:paragraph-properties fo:text-align="center" style:justify-single-word="false"/>
    </style:style>
    <style:style style:name="P10" style:family="paragraph" style:parent-style-name="Text_20_body" style:list-style-name="L1"/>
    <style:style style:name="P11" style:family="paragraph" style:parent-style-name="Text_20_body" style:list-style-name="L1">
      <style:paragraph-properties fo:margin-top="0in" fo:margin-bottom="0in" loext:contextual-spacing="false"/>
    </style:style>
    <style:style style:name="T1" style:family="text">
      <style:text-properties fo:font-weight="bold"/>
    </style:style>
    <style:style style:name="T2" style:family="text">
      <style:text-properties officeooo:rsid="00161b0b"/>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EMORY LEAKS</text:p>
      <text:p text:style-name="P1"/>
      <text:h text:style-name="P8" text:outline-level="1">Memory leak in C++ and How to avoid it?</text:h>
      <text:p text:style-name="Text_20_body">Memory leakage occurs in C++ when programmers allocates memory by using <text:a xlink:type="simple" xlink:href="https://www.geeksforgeeks.org/new-vs-operator-new-in-cpp/" text:style-name="Internet_20_link" text:visited-style-name="Visited_20_Internet_20_Link">new keyword</text:a> and forgets to deallocate the memory by using delete() function or <text:a xlink:type="simple" xlink:href="https://www.geeksforgeeks.org/new-and-delete-operators-in-cpp-for-dynamic-memory/" text:style-name="Internet_20_link" text:visited-style-name="Visited_20_Internet_20_Link">delete[] operator</text:a>. One of the most memory leakage occurs in C++ by using wrong delete operator.<text:line-break/>The delete operator should be used to free a single allocated memory space, whereas the delete [] operator should be used to free an array of data values. </text:p>
      <text:p text:style-name="Text_20_body"><text:span text:style-name="Strong_20_Emphasis">Disadvantage with memory leakage:</text:span><text:line-break/>If a program has memory leaks, then its memory usage is satirically increasing since all systems have limited amount of memory and memory is costly. Hence it will create problems.</text:p>
      <text:p text:style-name="P6"><text:span text:style-name="Strong_20_Emphasis">How to avoid Memory Leak?</text:span></text:p>
      <text:list xml:id="list3898125248" text:style-name="L1">
        <text:list-item>
          <text:p text:style-name="P11">Instead of managing memory manually, try to use smart pointers where applicable. </text:p>
        </text:list-item>
        <text:list-item>
          <text:p text:style-name="P11">use <text:a xlink:type="simple" xlink:href="https://www.geeksforgeeks.org/stdstring-class-in-c/" text:style-name="Internet_20_link" text:visited-style-name="Visited_20_Internet_20_Link">std::string</text:a> instead of char *. The std::string class handles all memory management internally, and it’s fast and well-optimized. </text:p>
        </text:list-item>
        <text:list-item>
          <text:p text:style-name="P11">Never use a raw pointer unless it’s to interface with an older lib. </text:p>
        </text:list-item>
        <text:list-item>
          <text:p text:style-name="P11">The best way to avoid memory leaks in C++ is to have as few new/delete calls at the program level as possible – ideally NONE. Anything that requires dynamic memory should be buried inside an RAII object that releases the memory when it goes out of scope. RAAI allocate memory in constructor and release it in destructor, so that memory is garanteed to be deallocated when the variable leave the current scope. </text:p>
        </text:list-item>
        <text:list-item>
          <text:p text:style-name="P10">Allocate memory by new keyword and deallocate memory by delete keyword and write all code between them. </text:p>
        </text:list-item>
      </text:list>
      <text:p text:style-name="P2">Therefore, <text:span text:style-name="Strong_20_Emphasis">Always write delete pointer for matching of new pointer in C++ </text:span>and always write code between these new and delete as explained in above example. In above example, no memory is wasted because when we are coming out from the function we are deallocating the memory by using delete function.</text:p>
      <text:p text:style-name="P2"/>
      <text:p text:style-name="P3">What happens when memory leak?</text:p>
      <text:p text:style-name="P2">A <text:span text:style-name="T1">memory leak</text:span> is a situation when a program allocates dynamic <text:span text:style-name="T1">memory</text:span> and then loses all pointers to that <text:span text:style-name="T1">memory</text:span>, therefor it can neither address nor free it. <text:span text:style-name="T1">memory</text:span> remains marked as allocated, so it will never be returned when more <text:span text:style-name="T1">memory</text:span> is requested by the program.</text:p>
      <text:p text:style-name="P2"/>
      <text:p text:style-name="P3">How do you stop a memory leak in C++?</text:p>
      <text:p text:style-name="P2">The best way to <text:span text:style-name="T1">avoid memory leaks</text:span> in <text:span text:style-name="T1">C++</text:span> is to have as few new/delete calls at the program level as possible – ideally NONE. Anything that requires dynamic <text:span text:style-name="T1">memory</text:span> should be buried inside an RAII object that releases the <text:span text:style-name="T1">memory</text:span> when it goes out of scope.</text:p>
      <text:p text:style-name="P2"/>
      <text:p text:style-name="P4">When memory leak can happen also?</text:p>
      <text:p text:style-name="P4"><text:soft-page-break/>A common programming practice is to allocate dynamic memory, assign the address of that memory to a pointer, use the pointer to manipulate the memory and deallocate the memory with delete when the memory is no longer needed. If an exception occurs after successful memory allocation but before the delete statement executes, a memory leak could occur. The C++ standard provides class template unique_ptr in header to deal with this situation.</text:p>
      <text:p text:style-name="P4"/>
      <text:p text:style-name="P5"><text:a xlink:type="simple" xlink:href="https://wiki.c2.com/?MemoryLeakInCpp" text:style-name="Internet_20_link" text:visited-style-name="Visited_20_Internet_20_Link"><text:span text:style-name="T2">https://wiki.c2.com/?MemoryLeakInCpp</text:span></text:a></text:p>
      <text:p text:style-name="P5"><text:a xlink:type="simple" xlink:href="http://jsteemann.github.io/blog/2015/11/18/on-exception-handling/" text:style-name="Internet_20_link" text:visited-style-name="Visited_20_Internet_20_Link"><text:span text:style-name="T2">http://jsteemann.github.io/blog/2015/11/18/on-exception-handling/</text:span></text:a></text:p>
      <text:p text:style-name="P5"><text:a xlink:type="simple" xlink:href="https://wiki.sei.cmu.edu/confluence/display/cplusplus/ERR57-CPP.+Do+not+leak+resources+when+handling+exceptions" text:style-name="Internet_20_link" text:visited-style-name="Visited_20_Internet_20_Link"><text:span text:style-name="T2">https://wiki.sei.cmu.edu/confluence/display/cplusplus/ERR57-CPP.+Do+not+leak+resources+when+handling+exceptions</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8T13:54:35.714219192</meta:creation-date>
    <dc:date>2020-07-12T19:22:39.473218913</dc:date>
    <meta:editing-duration>PT12M58S</meta:editing-duration>
    <meta:editing-cycles>2</meta:editing-cycles>
    <meta:generator>LibreOffice/6.4.3.2$Linux_X86_64 LibreOffice_project/40$Build-2</meta:generator>
    <meta:document-statistic meta:table-count="0" meta:image-count="0" meta:object-count="0" meta:page-count="2" meta:paragraph-count="21" meta:word-count="494" meta:character-count="3068" meta:non-whitespace-character-count="2592"/>
  </office:meta>
</office:document-meta>
</file>